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ra" svg:font-family="Lora"/>
    <style:font-face style:name="FreeSans2" svg:font-family="FreeSans" style:font-family-generic="swiss"/>
    <style:font-face style:name="Lora1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00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7.197cm" style:rel-column-width="26198*"/>
    </style:style>
    <style:style style:name="Tabla1.B" style:family="table-column">
      <style:table-column-properties style:column-width="2.196cm" style:rel-column-width="7994*"/>
    </style:style>
    <style:style style:name="Tabla1.C" style:family="table-column">
      <style:table-column-properties style:column-width="2.514cm" style:rel-column-width="9150*"/>
    </style:style>
    <style:style style:name="Tabla1.D" style:family="table-column">
      <style:table-column-properties style:column-width="2.699cm" style:rel-column-width="9824*"/>
    </style:style>
    <style:style style:name="Tabla1.E" style:family="table-column">
      <style:table-column-properties style:column-width="3.397cm" style:rel-column-width="12369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fo:background-color="transparent" fo:keep-together="auto">
        <style:background-image/>
      </style:table-row-properties>
    </style:style>
    <style:style style:name="Tabla1.A3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a1.C4" style:family="table-cell">
      <style:table-cell-properties style:vertical-align="middle"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a1.D4" style:family="table-cell">
      <style:table-cell-properties style:vertical-align="middle"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a1.E4" style:family="table-cell">
      <style:table-cell-properties style:vertical-align="middle" fo:background-color="#e6f0b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style:vertical-align="middle" fo:background-color="#e6f0bb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E8" style:family="table-cell">
      <style:table-cell-properties style:vertical-align="middle" fo:background-color="#e6f0bb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C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E10" style:family="table-cell">
      <style:table-cell-properties style:vertical-align="middle" fo:padding="0.097cm" fo:border="0.05pt solid #000000"/>
    </style:style>
    <style:style style:name="Tabla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9" style:family="table-cell">
      <style:table-cell-properties style:vertical-align="middle" fo:background-color="#e6f0bb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.E19" style:family="table-cell">
      <style:table-cell-properties style:vertical-align="middle" fo:background-color="#e6f0bb" fo:padding="0.097cm" fo:border="0.05pt solid #000000" style:writing-mode="lr-tb">
        <style:background-image/>
      </style:table-cell-properties>
    </style:style>
    <style:style style:name="Table1" style:family="table">
      <style:table-properties style:width="12.111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2.111cm"/>
    </style:style>
    <style:style style:name="Table1.A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4" style:family="table">
      <style:table-properties style:width="12.15cm" fo:margin-left="2.95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12.15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#eeeeee" fo:padding="0.097cm" fo:border="0.05pt solid #000000" style:writing-mode="lr-tb">
        <style:background-image/>
      </style:table-cell-properties>
    </style:style>
    <style:style style:name="Table4.A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1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1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1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1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fo:font-weight="bold" officeooo:rsid="004fb835" officeooo:paragraph-rsid="004fb835" style:font-weight-asian="bold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FreeSans" fo:font-size="12pt" fo:font-weight="normal" officeooo:rsid="0119dc94" officeooo:paragraph-rsid="0119dc94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bold" officeooo:rsid="00f30495" officeooo:paragraph-rsid="01187532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bold" officeooo:rsid="00f30495" officeooo:paragraph-rsid="0119dc94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0b8034f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68b0c7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b8034f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fadf1" officeooo:paragraph-rsid="007fadf1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7166b" officeooo:paragraph-rsid="0077166b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a0b5a" officeooo:paragraph-rsid="01243497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a0b5a" officeooo:paragraph-rsid="0127e1f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a0b5a" officeooo:paragraph-rsid="012a88ac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a0b5a" officeooo:paragraph-rsid="007a0b5a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722bb1" officeooo:paragraph-rsid="00722bb1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73fe77" officeooo:paragraph-rsid="0073fe77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6ee06b" officeooo:paragraph-rsid="006ee06b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6ee06b" officeooo:paragraph-rsid="0134420a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87de45" officeooo:paragraph-rsid="0087de45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6f7973" officeooo:paragraph-rsid="006f7973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b0b4f3" officeooo:paragraph-rsid="00b0b4f3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7a0b5a" officeooo:paragraph-rsid="007a0b5a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7a0b5a" officeooo:paragraph-rsid="01137200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5c002d" officeooo:paragraph-rsid="007ad097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7af375" officeooo:paragraph-rsid="007af375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952671" officeooo:paragraph-rsid="00952671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90f953" officeooo:paragraph-rsid="0090f953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90f953" officeooo:paragraph-rsid="00a4282b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90f953" officeooo:paragraph-rsid="00925751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90f953" officeooo:paragraph-rsid="012a88ac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90f953" officeooo:paragraph-rsid="0134420a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83ca6b" officeooo:paragraph-rsid="0083ca6b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7fadf1" officeooo:paragraph-rsid="007fadf1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84c631" officeooo:paragraph-rsid="0084c631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89544f" officeooo:paragraph-rsid="0089544f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89544f" officeooo:paragraph-rsid="00de0781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85fae3" officeooo:paragraph-rsid="0085fae3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a58e1c" officeooo:paragraph-rsid="00a58e1c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a58e1c" officeooo:paragraph-rsid="012a88ac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a62496" officeooo:paragraph-rsid="00a62496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a4282b" officeooo:paragraph-rsid="00a4282b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a4282b" officeooo:paragraph-rsid="00ed011c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a4282b" officeooo:paragraph-rsid="012a88ac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b7f67c" officeooo:paragraph-rsid="00b7f67c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b7f67c" officeooo:paragraph-rsid="012a88ac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c85c7b" officeooo:paragraph-rsid="00c85c7b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c85c7b" officeooo:paragraph-rsid="0134420a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c8caf5" officeooo:paragraph-rsid="00c8caf5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cb7798" officeooo:paragraph-rsid="00cb7798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d00cb1" officeooo:paragraph-rsid="00d00cb1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d10001" officeooo:paragraph-rsid="00d10001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d41587" officeooo:paragraph-rsid="00d41587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d41587" officeooo:paragraph-rsid="0134420a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d86dac" officeooo:paragraph-rsid="00d86dac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994626" officeooo:paragraph-rsid="00994626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981743" officeooo:paragraph-rsid="00981743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eb17ca" officeooo:paragraph-rsid="00eb17ca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ed011c" officeooo:paragraph-rsid="00ed011c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f30495" officeooo:paragraph-rsid="00f30495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7413d8" officeooo:paragraph-rsid="0110eddf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65bc6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7e43f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73223e" officeooo:paragraph-rsid="01187532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19dc94" officeooo:paragraph-rsid="0119dc94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1bb6a6" officeooo:paragraph-rsid="011bb6a6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1ecd6b" officeooo:paragraph-rsid="011ecd6b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2151c5" officeooo:paragraph-rsid="012151c5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257b10" officeooo:paragraph-rsid="01257b10" style:font-size-asian="12pt" style:font-weight-asian="normal" style:font-size-complex="12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261784" officeooo:paragraph-rsid="01261784" style:font-size-asian="12pt" style:font-weight-asian="normal" style:font-size-complex="12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2776c8" officeooo:paragraph-rsid="012776c8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2a88ac" officeooo:paragraph-rsid="012a88ac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FreeSans" fo:font-size="12pt" officeooo:rsid="00722bb1" officeooo:paragraph-rsid="00722bb1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FreeSans" fo:font-size="12pt" officeooo:rsid="007fadf1" officeooo:paragraph-rsid="007fadf1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FreeSans" fo:font-size="12pt" officeooo:rsid="007413d8" officeooo:paragraph-rsid="007413d8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FreeSans" fo:font-size="12pt" officeooo:rsid="00941f64" officeooo:paragraph-rsid="00941f64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FreeSans" fo:font-size="12pt" officeooo:rsid="006ee06b" officeooo:paragraph-rsid="006ee06b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FreeSans" fo:font-size="12pt" officeooo:rsid="00782c06" officeooo:paragraph-rsid="00782c06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FreeSans" fo:font-size="12pt" officeooo:rsid="0080906c" officeooo:paragraph-rsid="0080906c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FreeSans" fo:font-size="12pt" officeooo:rsid="0082370c" officeooo:paragraph-rsid="0082370c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FreeSans" fo:font-size="12pt" officeooo:rsid="0048c7bc" officeooo:paragraph-rsid="0048c7bc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FreeSans" fo:font-size="12pt" officeooo:rsid="003b0c05" officeooo:paragraph-rsid="003b0c05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FreeSans" fo:font-size="12pt" officeooo:rsid="00a173fa" officeooo:paragraph-rsid="00a173fa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FreeSans" fo:font-size="12pt" officeooo:rsid="007a0b5a" officeooo:paragraph-rsid="007a0b5a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FreeSans" fo:font-size="12pt" officeooo:rsid="0077166b" officeooo:paragraph-rsid="0077166b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font-name="FreeSans" fo:font-size="12pt" officeooo:rsid="00c8caf5" officeooo:paragraph-rsid="00c8caf5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FreeSans" fo:font-size="12pt" officeooo:rsid="00ca86b9" officeooo:paragraph-rsid="00ca86b9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font-name="FreeSans" fo:font-size="12pt" officeooo:rsid="00cf09b2" officeooo:paragraph-rsid="00cf09b2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font-name="FreeSans" fo:font-size="12pt" officeooo:rsid="01272b7d" officeooo:paragraph-rsid="009c1f07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font-name="FreeSans" fo:font-size="16pt" fo:font-weight="bold" officeooo:rsid="007fadf1" officeooo:paragraph-rsid="00fafee5" style:font-size-asian="16pt" style:font-weight-asian="bold" style:font-size-complex="16pt" style:font-weight-complex="bold"/>
    </style:style>
    <style:style style:name="P98" style:family="paragraph" style:parent-style-name="Footer">
      <style:text-properties fo:font-size="2pt" style:font-size-asian="1.75pt" style:font-size-complex="2pt"/>
    </style:style>
    <style:style style:name="P99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00" style:family="paragraph" style:parent-style-name="Standard">
      <style:paragraph-properties fo:line-height="115%"/>
      <style:text-properties style:font-name="FreeSans" fo:font-size="15pt" fo:letter-spacing="0.035cm" officeooo:rsid="006b54f5" officeooo:paragraph-rsid="006b54f5" style:font-size-asian="13.1000003814697pt" style:font-size-complex="15pt"/>
    </style:style>
    <style:style style:name="P101" style:family="paragraph" style:parent-style-name="Standard">
      <style:paragraph-properties fo:line-height="115%"/>
      <style:text-properties style:font-name="FreeSans" fo:font-size="15pt" fo:letter-spacing="0.035cm" officeooo:rsid="007b5345" officeooo:paragraph-rsid="007b5345" style:font-size-asian="13.1000003814697pt" style:font-size-complex="15pt"/>
    </style:style>
    <style:style style:name="P10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0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104" style:family="paragraph" style:parent-style-name="Standard">
      <style:paragraph-properties fo:line-height="115%"/>
      <style:text-properties style:font-name="FreeSans" fo:font-size="14pt" fo:letter-spacing="0.035cm" officeooo:rsid="006d64d7" officeooo:paragraph-rsid="006d64d7" style:font-size-asian="14pt" style:font-size-complex="14pt"/>
    </style:style>
    <style:style style:name="P105" style:family="paragraph" style:parent-style-name="Standard">
      <style:paragraph-properties fo:line-height="150%"/>
      <style:text-properties style:font-name="FreeSans" fo:font-size="14pt" fo:letter-spacing="0.035cm" officeooo:rsid="007a0b5a" officeooo:paragraph-rsid="007a0b5a" style:font-size-asian="14pt" style:font-size-complex="14pt"/>
    </style:style>
    <style:style style:name="P10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00de9" officeooo:paragraph-rsid="00300de9" style:font-size-asian="13.1000003814697pt" style:font-weight-asian="bold" style:font-size-complex="15pt" style:font-weight-complex="bold"/>
    </style:style>
    <style:style style:name="P10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19294" officeooo:paragraph-rsid="00300de9" style:font-size-asian="13.1000003814697pt" style:font-weight-asian="bold" style:font-size-complex="15pt" style:font-weight-complex="bold"/>
    </style:style>
    <style:style style:name="P10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3702d3" style:font-size-asian="13.1000003814697pt" style:font-weight-asian="bold" style:font-size-complex="15pt" style:font-weight-complex="bold"/>
    </style:style>
    <style:style style:name="P10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6f82d7" style:font-size-asian="13.1000003814697pt" style:font-weight-asian="bold" style:font-size-complex="15pt" style:font-weight-complex="bold"/>
    </style:style>
    <style:style style:name="P11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0395a64" style:font-size-asian="13.1000003814697pt" style:font-weight-asian="bold" style:font-size-complex="15pt" style:font-weight-complex="bold"/>
    </style:style>
    <style:style style:name="P11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134420a" style:font-size-asian="13.1000003814697pt" style:font-weight-asian="bold" style:font-size-complex="15pt" style:font-weight-complex="bold"/>
    </style:style>
    <style:style style:name="P11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5776" officeooo:paragraph-rsid="0068b0c7" style:font-size-asian="13.1000003814697pt" style:font-weight-asian="bold" style:font-size-complex="15pt" style:font-weight-complex="bold"/>
    </style:style>
    <style:style style:name="P11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6c9" officeooo:paragraph-rsid="003616c9" style:font-size-asian="13.1000003814697pt" style:font-weight-asian="bold" style:font-size-complex="15pt" style:font-weight-complex="bold"/>
    </style:style>
    <style:style style:name="P114" style:family="paragraph" style:parent-style-name="Standard">
      <style:paragraph-properties fo:line-height="115%"/>
      <style:text-properties fo:color="#405e01" style:font-name="FreeSans" fo:font-size="14pt" fo:letter-spacing="0.035cm" fo:font-weight="normal" officeooo:rsid="00300de9" officeooo:paragraph-rsid="00300de9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300de9" officeooo:paragraph-rsid="00300de9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6d64d7" officeooo:paragraph-rsid="0033221a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272d8" officeooo:paragraph-rsid="013272d8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line-height="150%"/>
      <style:text-properties style:use-window-font-color="true" style:font-name="FreeSans" fo:font-size="11pt" fo:letter-spacing="0.035cm" fo:font-weight="normal" officeooo:rsid="01353d5f" officeooo:paragraph-rsid="01353d5f" style:font-size-asian="11pt" style:font-weight-asian="normal" style:font-size-complex="15pt" style:font-weight-complex="normal"/>
    </style:style>
    <style:style style:name="P119" style:family="paragraph" style:parent-style-name="Standard">
      <style:paragraph-properties fo:line-height="115%" fo:text-align="center" style:justify-single-word="false"/>
      <style:text-properties fo:color="#2c3756" style:font-name="Lora1" fo:font-size="20pt" fo:letter-spacing="0.035cm" fo:font-style="italic" fo:font-weight="normal" officeooo:rsid="0017e0f6" officeooo:paragraph-rsid="0066a7cb" style:font-size-asian="17.5pt" style:font-style-asian="italic" style:font-weight-asian="normal" style:font-size-complex="20pt" style:font-style-complex="italic" style:font-weight-complex="normal"/>
    </style:style>
    <style:style style:name="P120" style:family="paragraph" style:parent-style-name="Standard">
      <style:paragraph-properties fo:line-height="130%" fo:text-align="end" style:justify-single-word="false"/>
      <style:text-properties fo:color="#2c3756" style:text-outline="true" style:font-name="Lora1" fo:font-size="40pt" fo:letter-spacing="0.106cm" fo:font-style="italic" fo:font-weight="bold" officeooo:rsid="0066a7cb" officeooo:paragraph-rsid="0066a7cb" style:font-size-asian="40pt" style:font-style-asian="italic" style:font-weight-asian="bold" style:font-size-complex="40pt" style:font-style-complex="italic" style:font-weight-complex="bold"/>
    </style:style>
    <style:style style:name="P121" style:family="paragraph" style:parent-style-name="Standard">
      <style:paragraph-properties fo:line-height="130%" fo:text-align="end" style:justify-single-word="false"/>
      <style:text-properties fo:color="#2c3756" style:text-outline="true" style:font-name="Lora1" fo:font-size="25pt" fo:letter-spacing="0.106cm" fo:font-style="italic" fo:font-weight="bold" officeooo:rsid="0066a7cb" officeooo:paragraph-rsid="0066a7cb" style:font-size-asian="25pt" style:font-style-asian="italic" style:font-weight-asian="bold" style:font-size-complex="25pt" style:font-style-complex="italic" style:font-weight-complex="bold"/>
    </style:style>
    <style:style style:name="P122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6a7cb"/>
    </style:style>
    <style:style style:name="P12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24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702d3" officeooo:paragraph-rsid="003702d3" style:font-size-asian="14pt" style:font-weight-asian="normal" style:font-size-complex="14pt" style:font-weight-complex="normal"/>
    </style:style>
    <style:style style:name="P125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ceeff" officeooo:paragraph-rsid="003702d3" style:font-size-asian="14pt" style:font-weight-asian="normal" style:font-size-complex="14pt" style:font-weight-complex="normal"/>
    </style:style>
    <style:style style:name="P126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6d64d7" officeooo:paragraph-rsid="006f82d7" style:font-size-asian="14pt" style:font-weight-asian="normal" style:font-size-complex="14pt" style:font-weight-complex="normal"/>
    </style:style>
    <style:style style:name="P127" style:family="paragraph" style:parent-style-name="Default">
      <style:paragraph-properties fo:line-height="115%"/>
      <style:text-properties style:use-window-font-color="true" style:font-name="FreeSans" fo:font-size="14pt" fo:letter-spacing="0.035cm" fo:font-weight="bold" officeooo:rsid="003702d3" officeooo:paragraph-rsid="003702d3" style:font-size-asian="14pt" style:font-weight-asian="bold" style:font-size-complex="14pt" style:font-weight-complex="bold"/>
    </style:style>
    <style:style style:name="P128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057b88c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130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fb835" officeooo:paragraph-rsid="004fb835" style:font-size-asian="14pt" style:font-weight-asian="normal" style:font-size-complex="14pt" style:font-weight-complex="normal"/>
    </style:style>
    <style:style style:name="P131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f1bdd" officeooo:paragraph-rsid="005f1bdd" style:font-size-asian="14pt" style:font-weight-asian="normal" style:font-size-complex="14pt" style:font-weight-complex="normal"/>
    </style:style>
    <style:style style:name="P132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722bb1" officeooo:paragraph-rsid="013272d8" style:font-size-asian="12pt" style:font-weight-asian="normal" style:font-size-complex="12pt" style:font-weight-complex="normal"/>
    </style:style>
    <style:style style:name="P133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73fe77" officeooo:paragraph-rsid="013272d8" style:font-size-asian="12pt" style:font-weight-asian="normal" style:font-size-complex="12pt" style:font-weight-complex="normal"/>
    </style:style>
    <style:style style:name="P134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6ee06b" officeooo:paragraph-rsid="013272d8" style:font-size-asian="12pt" style:font-weight-asian="normal" style:font-size-complex="12pt" style:font-weight-complex="normal"/>
    </style:style>
    <style:style style:name="P135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73223e" officeooo:paragraph-rsid="013272d8" style:font-size-asian="12pt" style:font-weight-asian="normal" style:font-size-complex="12pt" style:font-weight-complex="normal"/>
    </style:style>
    <style:style style:name="P136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cb7798" officeooo:paragraph-rsid="013272d8" style:font-size-asian="12pt" style:font-weight-asian="normal" style:font-size-complex="12pt" style:font-weight-complex="normal"/>
    </style:style>
    <style:style style:name="P137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c8caf5" officeooo:paragraph-rsid="013272d8" style:font-size-asian="12pt" style:font-weight-asian="normal" style:font-size-complex="12pt" style:font-weight-complex="normal"/>
    </style:style>
    <style:style style:name="P138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d00cb1" officeooo:paragraph-rsid="013272d8" style:font-size-asian="12pt" style:font-weight-asian="normal" style:font-size-complex="12pt" style:font-weight-complex="normal"/>
    </style:style>
    <style:style style:name="P139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87de45" officeooo:paragraph-rsid="013272d8" style:font-size-asian="12pt" style:font-weight-asian="normal" style:font-size-complex="12pt" style:font-weight-complex="normal"/>
    </style:style>
    <style:style style:name="P140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6f7973" officeooo:paragraph-rsid="013272d8" style:font-size-asian="12pt" style:font-weight-asian="normal" style:font-size-complex="12pt" style:font-weight-complex="normal"/>
    </style:style>
    <style:style style:name="P141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7a0b5a" officeooo:paragraph-rsid="013272d8" style:font-size-asian="12pt" style:font-weight-asian="normal" style:font-size-complex="12pt" style:font-weight-complex="normal"/>
    </style:style>
    <style:style style:name="P142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5c002d" officeooo:paragraph-rsid="013272d8" style:font-size-asian="12pt" style:font-weight-asian="normal" style:font-size-complex="12pt" style:font-weight-complex="normal"/>
    </style:style>
    <style:style style:name="P143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7af375" officeooo:paragraph-rsid="013272d8" style:font-size-asian="12pt" style:font-weight-asian="normal" style:font-size-complex="12pt" style:font-weight-complex="normal"/>
    </style:style>
    <style:style style:name="P144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952671" officeooo:paragraph-rsid="013272d8" style:font-size-asian="12pt" style:font-weight-asian="normal" style:font-size-complex="12pt" style:font-weight-complex="normal"/>
    </style:style>
    <style:style style:name="P145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90f953" officeooo:paragraph-rsid="013272d8" style:font-size-asian="12pt" style:font-weight-asian="normal" style:font-size-complex="12pt" style:font-weight-complex="normal"/>
    </style:style>
    <style:style style:name="P146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119dc94" officeooo:paragraph-rsid="013272d8" style:font-size-asian="12pt" style:font-weight-asian="normal" style:font-size-complex="12pt" style:font-weight-complex="normal"/>
    </style:style>
    <style:style style:name="P147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style="italic" fo:font-weight="normal" officeooo:rsid="0045d010" officeooo:paragraph-rsid="0045d010" style:font-size-asian="14pt" style:font-style-asian="italic" style:font-weight-asian="normal" style:font-size-complex="14pt" style:font-style-complex="italic" style:font-weight-complex="normal"/>
    </style:style>
    <style:style style:name="P148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weight="normal" officeooo:rsid="006989ab" officeooo:paragraph-rsid="006989ab" style:font-size-asian="14pt" style:font-weight-asian="normal" style:font-size-complex="14pt" style:font-weight-complex="normal"/>
    </style:style>
    <style:style style:name="P149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0300de9" officeooo:paragraph-rsid="00300de9" style:font-size-asian="14pt" style:font-weight-asian="normal" style:font-size-complex="14pt" style:font-weight-complex="normal"/>
    </style:style>
    <style:style style:name="P150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06ee06b" officeooo:paragraph-rsid="006ee06b" style:font-size-asian="14pt" style:font-weight-asian="normal" style:font-size-complex="14pt" style:font-weight-complex="normal"/>
    </style:style>
    <style:style style:name="P151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07dcbb9" officeooo:paragraph-rsid="007dcbb9" style:font-size-asian="14pt" style:font-weight-asian="normal" style:font-size-complex="14pt" style:font-weight-complex="normal"/>
    </style:style>
    <style:style style:name="P152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0ad6f50" officeooo:paragraph-rsid="00ad6f50" style:font-size-asian="14pt" style:font-weight-asian="normal" style:font-size-complex="14pt" style:font-weight-complex="normal"/>
    </style:style>
    <style:style style:name="P153" style:family="paragraph" style:parent-style-name="Standard" style:list-style-name="L5">
      <style:paragraph-properties fo:line-height="150%"/>
      <style:text-properties fo:color="#405e01" style:font-name="FreeSans" fo:font-size="15pt" fo:letter-spacing="0.035cm" fo:font-weight="bold" officeooo:rsid="00395a64" officeooo:paragraph-rsid="013272d8" style:font-size-asian="13.1000003814697pt" style:font-weight-asian="bold" style:font-size-complex="15pt" style:font-weight-complex="bold"/>
    </style:style>
    <style:style style:name="P154" style:family="paragraph" style:parent-style-name="Standard">
      <style:paragraph-properties fo:line-height="115%" fo:break-before="page"/>
      <style:text-properties style:font-name="Lora1" fo:font-size="25pt" fo:letter-spacing="0.035cm" officeooo:rsid="00300de9" officeooo:paragraph-rsid="00300de9" style:font-size-asian="25pt" style:font-size-complex="25pt"/>
    </style:style>
    <style:style style:name="P155" style:family="paragraph">
      <loext:graphic-properties draw:fill-color="#2c3756"/>
    </style:style>
    <style:style style:name="P156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7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5133ae"/>
    </style:style>
    <style:style style:name="T2" style:family="text">
      <style:text-properties officeooo:rsid="00676e69"/>
    </style:style>
    <style:style style:name="T3" style:family="text">
      <style:text-properties officeooo:rsid="00589224"/>
    </style:style>
    <style:style style:name="T4" style:family="text">
      <style:text-properties officeooo:rsid="002ece5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officeooo:rsid="003702d3"/>
    </style:style>
    <style:style style:name="T8" style:family="text">
      <style:text-properties officeooo:rsid="004e2734"/>
    </style:style>
    <style:style style:name="T9" style:family="text">
      <style:text-properties style:use-window-font-color="true" style:font-name="FreeSans" fo:font-size="14pt" fo:letter-spacing="0.035cm" style:font-size-asian="14pt" style:font-size-complex="14pt"/>
    </style:style>
    <style:style style:name="T10" style:family="text">
      <style:text-properties style:use-window-font-color="true" style:font-name="FreeSans" fo:font-size="14pt" fo:letter-spacing="0.035cm" officeooo:rsid="0056b1af" style:font-size-asian="14pt" style:font-size-complex="14pt"/>
    </style:style>
    <style:style style:name="T11" style:family="text">
      <style:text-properties style:use-window-font-color="true" style:text-position="super 58%" officeooo:rsid="00f30495"/>
    </style:style>
    <style:style style:name="T12" style:family="text">
      <style:text-properties style:use-window-font-color="true" style:text-position="0% 100%"/>
    </style:style>
    <style:style style:name="T13" style:family="text">
      <style:text-properties style:use-window-font-color="true" style:text-position="0% 100%" officeooo:rsid="00f30495"/>
    </style:style>
    <style:style style:name="T14" style:family="text">
      <style:text-properties style:use-window-font-color="true" style:text-position="0% 100%" officeooo:rsid="00f31a41"/>
    </style:style>
    <style:style style:name="T15" style:family="text">
      <style:text-properties style:use-window-font-color="true" style:text-position="0% 100%" officeooo:rsid="00f4fbe0"/>
    </style:style>
    <style:style style:name="T16" style:family="text">
      <style:text-properties style:use-window-font-color="true" style:text-position="0% 100%" officeooo:rsid="00f5fb1a"/>
    </style:style>
    <style:style style:name="T17" style:family="text">
      <style:text-properties style:use-window-font-color="true" style:text-position="0% 100%" fo:font-weight="bold" officeooo:rsid="007a0b5a" style:font-weight-asian="bold" style:font-weight-complex="bold"/>
    </style:style>
    <style:style style:name="T18" style:family="text">
      <style:text-properties style:use-window-font-color="true" style:text-position="0% 100%" fo:font-weight="bold" officeooo:rsid="00f30495" style:font-weight-asian="bold" style:font-weight-complex="bold"/>
    </style:style>
    <style:style style:name="T19" style:family="text">
      <style:text-properties style:use-window-font-color="true" style:text-position="0% 100%" officeooo:rsid="00fe3a74"/>
    </style:style>
    <style:style style:name="T20" style:family="text">
      <style:text-properties style:use-window-font-color="true" style:text-position="0% 100%" officeooo:rsid="010020a8"/>
    </style:style>
    <style:style style:name="T21" style:family="text">
      <style:text-properties style:use-window-font-color="true" style:text-position="0% 100%" officeooo:rsid="01018069"/>
    </style:style>
    <style:style style:name="T22" style:family="text">
      <style:text-properties style:use-window-font-color="true" style:text-position="0% 100%" fo:font-size="16pt" fo:font-weight="bold" officeooo:rsid="007fadf1" style:font-size-asian="16pt" style:font-weight-asian="bold" style:font-size-complex="16pt" style:font-weight-complex="bold"/>
    </style:style>
    <style:style style:name="T23" style:family="text">
      <style:text-properties style:use-window-font-color="true" style:text-position="0% 100%" officeooo:rsid="01065bc6"/>
    </style:style>
    <style:style style:name="T24" style:family="text">
      <style:text-properties style:use-window-font-color="true" style:text-position="0% 100%" officeooo:rsid="0107e43f"/>
    </style:style>
    <style:style style:name="T25" style:family="text">
      <style:text-properties style:use-window-font-color="true" style:text-position="0% 100%" officeooo:rsid="01098425"/>
    </style:style>
    <style:style style:name="T26" style:family="text">
      <style:text-properties style:use-window-font-color="true" style:text-position="0% 100%" officeooo:rsid="010a657f"/>
    </style:style>
    <style:style style:name="T27" style:family="text">
      <style:text-properties style:use-window-font-color="true" style:text-position="0% 100%" officeooo:rsid="0110eddf"/>
    </style:style>
    <style:style style:name="T28" style:family="text">
      <style:text-properties officeooo:rsid="00532285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18pt" fo:font-style="normal" fo:text-shadow="none" style:font-size-asian="18pt" style:font-style-asian="normal" style:font-size-complex="18pt" style:font-style-complex="normal"/>
    </style:style>
    <style:style style:name="T31" style:family="text">
      <style:text-properties fo:font-size="18pt" fo:font-style="normal" fo:text-shadow="none" officeooo:rsid="013a77f8" style:font-size-asian="18pt" style:font-style-asian="normal" style:font-size-complex="18pt" style:font-style-complex="normal"/>
    </style:style>
    <style:style style:name="T32" style:family="text">
      <style:text-properties fo:font-size="18pt" fo:text-shadow="none" style:font-size-asian="18pt" style:font-size-complex="18pt"/>
    </style:style>
    <style:style style:name="T33" style:family="text">
      <style:text-properties fo:font-size="18pt" fo:text-shadow="none" officeooo:rsid="013a77f8" style:font-size-asian="18pt" style:font-size-complex="18pt"/>
    </style:style>
    <style:style style:name="T34" style:family="text">
      <style:text-properties officeooo:rsid="0068b0c7"/>
    </style:style>
    <style:style style:name="T35" style:family="text">
      <style:text-properties officeooo:rsid="006c620d"/>
    </style:style>
    <style:style style:name="T36" style:family="text">
      <style:text-properties officeooo:rsid="006ee06b"/>
    </style:style>
    <style:style style:name="T37" style:family="text">
      <style:text-properties officeooo:rsid="006f7973"/>
    </style:style>
    <style:style style:name="T38" style:family="text">
      <style:text-properties officeooo:rsid="007af375"/>
    </style:style>
    <style:style style:name="T39" style:family="text">
      <style:text-properties officeooo:rsid="0087de45"/>
    </style:style>
    <style:style style:name="T40" style:family="text">
      <style:text-properties officeooo:rsid="008ae4a6"/>
    </style:style>
    <style:style style:name="T41" style:family="text">
      <style:text-properties officeooo:rsid="008ec0f3"/>
    </style:style>
    <style:style style:name="T42" style:family="text">
      <style:text-properties officeooo:rsid="00925751"/>
    </style:style>
    <style:style style:name="T43" style:family="text">
      <style:text-properties officeooo:rsid="00a173fa"/>
    </style:style>
    <style:style style:name="T44" style:family="text">
      <style:text-properties officeooo:rsid="00a58e1c"/>
    </style:style>
    <style:style style:name="T45" style:family="text">
      <style:text-properties officeooo:rsid="00a74835"/>
    </style:style>
    <style:style style:name="T46" style:family="text">
      <style:text-properties officeooo:rsid="00aef4bf"/>
    </style:style>
    <style:style style:name="T47" style:family="text">
      <style:text-properties officeooo:rsid="00b9f5d7"/>
    </style:style>
    <style:style style:name="T48" style:family="text">
      <style:text-properties officeooo:rsid="00bb7015"/>
    </style:style>
    <style:style style:name="T49" style:family="text">
      <style:text-properties officeooo:rsid="00c5e2ee"/>
    </style:style>
    <style:style style:name="T50" style:family="text">
      <style:text-properties officeooo:rsid="00caded1"/>
    </style:style>
    <style:style style:name="T51" style:family="text">
      <style:text-properties officeooo:rsid="00cdb995"/>
    </style:style>
    <style:style style:name="T52" style:family="text">
      <style:text-properties officeooo:rsid="00d86dac"/>
    </style:style>
    <style:style style:name="T53" style:family="text">
      <style:text-properties officeooo:rsid="00df8265"/>
    </style:style>
    <style:style style:name="T54" style:family="text">
      <style:text-properties fo:color="#405e01" style:text-position="super 58%" fo:font-weight="bold" officeooo:rsid="00f30495" style:font-weight-asian="bold" style:font-weight-complex="bold"/>
    </style:style>
    <style:style style:name="T55" style:family="text">
      <style:text-properties fo:color="#405e01" style:text-position="super 58%" fo:font-weight="bold" officeooo:rsid="010a657f" style:font-weight-asian="bold" style:font-weight-complex="bold"/>
    </style:style>
    <style:style style:name="T56" style:family="text">
      <style:text-properties fo:color="#405e01" style:text-position="super 58%" fo:font-weight="bold" officeooo:rsid="01156d27" style:font-weight-asian="bold" style:font-weight-complex="bold"/>
    </style:style>
    <style:style style:name="T57" style:family="text">
      <style:text-properties officeooo:rsid="01187532"/>
    </style:style>
    <style:style style:name="T58" style:family="text">
      <style:text-properties officeooo:rsid="01257b10"/>
    </style:style>
    <style:style style:name="T59" style:family="text">
      <style:text-properties officeooo:rsid="007a0b5a"/>
    </style:style>
    <style:style style:name="T60" style:family="text">
      <style:text-properties officeooo:rsid="012a88ac"/>
    </style:style>
    <style:style style:name="T61" style:family="text">
      <style:text-properties officeooo:rsid="0136b56f"/>
    </style:style>
    <style:style style:name="T62" style:family="text">
      <style:text-properties officeooo:rsid="013a2cf6"/>
    </style:style>
    <style:style style:name="T63" style:family="text">
      <style:text-properties fo:color="#2c3756" fo:font-style="italic" style:font-style-asian="italic" style:font-style-complex="italic"/>
    </style:style>
    <style:style style:name="T64" style:family="text">
      <style:text-properties fo:color="#2c3756" fo:font-style="italic" officeooo:rsid="00532285" style:font-style-asian="italic" style:font-style-complex="italic"/>
    </style:style>
    <style:style style:name="T65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55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0" draw:name="Shape2" draw:style-name="gr4" draw:text-style-name="P155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120">Plan de iteración</text:p>
      <text:p text:style-name="P121"><text:span text:style-name="T32">Fase de </text:span><text:span text:style-name="T33">elaboración</text:span><text:span text:style-name="T32">:</text:span><text:span text:style-name="T30"> ITERACIÓN N.º </text:span><text:span text:style-name="T31">2</text:span></text:p>
      <text:p text:style-name="P122"><draw:frame draw:style-name="fr2" draw:name="Image1" text:anchor-type="as-char" svg:width="14.6cm" svg:height="6.6cm" draw:z-index="12"><draw:image xlink:href="Pictures/1000020100000226000000FA04E233DC2B932CD2.png" xlink:type="simple" xlink:show="embed" xlink:actuate="onLoad" loext:mime-type="image/png"/></draw:frame></text:p>
      <text:p text:style-name="P119"><text:span text:style-name="T3">Proyecto </text:span><text:span text:style-name="T6">Colibrí</text:span></text:p>
      <text:p text:style-name="P99"/>
      <text:p text:style-name="P102">Asignatura</text:p>
      <text:p text:style-name="P99">Laboratorio de desarrollo de software</text:p>
      <text:p text:style-name="P99"/>
      <text:p text:style-name="P102">Autor</text:p>
      <text:p text:style-name="P101">Cinthia Lima</text:p>
      <text:p text:style-name="P99"/>
      <text:p text:style-name="P102">Fecha de redacción</text:p>
      <text:p text:style-name="P99"><text:span text:style-name="T62">26/09</text:span>/<text:span text:style-name="T4">2017</text:span></text:p>
      <text:p text:style-name="P123"><draw:custom-shape text:anchor-type="paragraph" draw:z-index="1" draw:name="Shape1" draw:style-name="gr2" draw:text-style-name="P156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58" svg:width="6.501cm" svg:height="18.5cm" svg:x="0.499cm" svg:y="0.75cm"><draw:text-box><text:p text:style-name="P157"><text:span text:style-name="T65">El objetivo de este plan </text:span><text:span text:style-name="T65">es definir detalladamente </text:span><text:span text:style-name="T65">para cada una de las </text:span><text:span text:style-name="T65">iteraciones a realizarse </text:span><text:span text:style-name="T65">un conjunto de tareas, </text:span><text:span text:style-name="T65">actividades y recursos, </text:span><text:span text:style-name="T65">por tal motivo existirá </text:span><text:span text:style-name="T65">para cada iteración del </text:span><text:span text:style-name="T65">ciclo de vida del proyecto </text:span><text:span text:style-name="T65">un artefacto de este tipo. </text:span><text:span text:style-name="T65">Para cada iteración existe </text:span><text:span text:style-name="T65">una serie de objetivos los </text:span><text:span text:style-name="T65">cuales son usados como </text:span><text:span text:style-name="T65">referencia de evaluación </text:span><text:span text:style-name="T65">para determinar diferentes </text:span><text:span text:style-name="T65">aspectos, como grado de </text:span><text:span text:style-name="T65">terminación de una </text:span><text:span text:style-name="T65">determinada función, </text:span><text:span text:style-name="T65">rendimiento, niveles de </text:span><text:span text:style-name="T65">calidad, etc. </text:span></text:p></draw:text-box></draw:frame></text:p>
      <text:p text:style-name="P154"><text:span text:style-name="T63">Plan de </text:span><text:span text:style-name="T64">i</text:span><text:span text:style-name="T63">teración</text:span></text:p>
      <text:p text:style-name="P100"/>
      <text:p text:style-name="P109">Resumen</text:p>
      <text:p text:style-name="P126">El presente plan de iteración se divide en tres partes: en la primera parte del mismo se hace una introducción al documento, especificando su alcance y su propósito.</text:p>
      <text:p text:style-name="P126">En la segunda parte del documento se describe la planificación y los recursos requeridos para la iteración actual y en la tercera parte, se definen cuáles de los objetivos planteados al inicio de la iteración pudieron ser completados con éxito y cuáles no, entre otros detalles.</text:p>
      <text:p text:style-name="P126"/>
      <text:p text:style-name="P106">Alcance</text:p>
      <text:p text:style-name="P115">En esta fase se <text:span text:style-name="T35">generarán</text:span> los <text:span text:style-name="T28">siguientes entregables</text:span>:</text:p>
      <text:list xml:id="list3009878247" text:style-name="L1">
        <text:list-item>
          <text:p text:style-name="P149">M<text:span text:style-name="T36">odelo de datos</text:span></text:p>
        </text:list-item>
        <text:list-item>
          <text:p text:style-name="P150">Especificación de casos de uso</text:p>
        </text:list-item>
        <text:list-item>
          <text:p text:style-name="P150">Modelo de casos de uso</text:p>
        </text:list-item>
        <text:list-item>
          <text:p text:style-name="P150">Plan de proyecto (avances)</text:p>
        </text:list-item>
        <text:list-item>
          <text:p text:style-name="P150">Plan de pruebas</text:p>
        </text:list-item>
        <text:list-item>
          <text:p text:style-name="P151">Gestión de riesgos</text:p>
        </text:list-item>
        <text:list-item>
          <text:p text:style-name="P151">Seguimiento de riesgos</text:p>
        </text:list-item>
        <text:list-item>
          <text:p text:style-name="P152">Implementación de 3 casos de uso</text:p>
        </text:list-item>
      </text:list>
      <text:p text:style-name="P114"/>
      <text:p text:style-name="P107">Propósito</text:p>
      <text:p text:style-name="P104">Mediante este documento se buscan especificar las actividades que se van a desarrollar durante la iteración en curso.</text:p>
      <text:p text:style-name="P104">Este documento será utilizado por el grupo de desarrollo para guiarse a través de la iteración antes mencionada.</text:p>
      <text:p text:style-name="P103"/>
      <text:p text:style-name="P116"/>
      <text:p text:style-name="P113"/>
      <text:p text:style-name="P113">Planificación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ext:soft-page-break/>
        <table:table-row>
          <table:table-cell table:style-name="Tabla1.A1" office:value-type="string">
            <text:p text:style-name="P13">Nombre de la tarea</text:p>
          </table:table-cell>
          <table:table-cell table:style-name="Tabla1.A1" office:value-type="string">
            <text:p text:style-name="P16">Fecha de </text:p>
            <text:p text:style-name="P14"><text:span text:style-name="T34">i</text:span>nicio </text:p>
          </table:table-cell>
          <table:table-cell table:style-name="Tabla1.A1" office:value-type="string">
            <text:p text:style-name="P15">Fecha de <text:span text:style-name="T47">finalización</text:span></text:p>
          </table:table-cell>
          <table:table-cell table:style-name="Tabla1.A1" office:value-type="string">
            <text:p text:style-name="P17">Fecha de <text:span text:style-name="T48">fin de iteración</text:span></text:p>
          </table:table-cell>
          <table:table-cell table:style-name="Tabla1.E1" office:value-type="string">
            <text:p text:style-name="P18">Responsable/s</text:p>
          </table:table-cell>
        </table:table-row>
        <text:soft-page-break/>
        <table:table-row>
          <table:table-cell table:style-name="Tabla1.A2" office:value-type="string">
            <text:p text:style-name="P23">Desarrollo de prototipos de interfaz <text:span text:style-name="T50">(1er Prototipo)</text:span></text:p>
          </table:table-cell>
          <table:table-cell table:style-name="Tabla1.B9" office:value-type="string">
            <text:p text:style-name="P80">21/09/17</text:p>
          </table:table-cell>
          <table:table-cell table:style-name="Tabla1.C2" office:value-type="string">
            <text:p text:style-name="P80">22/09/17</text:p>
          </table:table-cell>
          <table:table-cell table:style-name="Tabla1.D2" office:value-type="string">
            <text:p text:style-name="P81"><text:span text:style-name="T39">1</text:span>4/11/17</text:p>
          </table:table-cell>
          <table:table-cell table:style-name="Tabla1.E2" office:value-type="string">
            <text:p text:style-name="P92">Cinthia Lima y Ariel Machini</text:p>
          </table:table-cell>
        </table:table-row>
        <table:table-row table:style-name="Tabla1.3">
          <table:table-cell table:style-name="Tabla1.A3" office:value-type="string">
            <text:p text:style-name="P24">Refinamiento de la especificación de requerimientos</text:p>
          </table:table-cell>
          <table:table-cell table:style-name="Tabla1.B9" office:value-type="string">
            <text:p text:style-name="P82"><text:span text:style-name="T18">🗎</text:span><text:span text:style-name="T54">1</text:span></text:p>
          </table:table-cell>
          <table:table-cell table:style-name="Tabla1.C3" office:value-type="string">
            <text:p text:style-name="P83">07/11/17</text:p>
          </table:table-cell>
          <table:table-cell table:style-name="Tabla1.D3" office:value-type="string">
            <text:p text:style-name="P81"><text:span text:style-name="T41">14</text:span>/11/17</text:p>
          </table:table-cell>
          <table:table-cell table:style-name="Tabla1.E3" office:value-type="string">
            <text:p text:style-name="P92">Cinthia Lima y Ariel Machini</text:p>
          </table:table-cell>
        </table:table-row>
        <table:table-row table:style-name="Tabla1.3">
          <table:table-cell table:style-name="Tabla1.A3" office:value-type="string">
            <text:p text:style-name="P25">Desarrollo del modelo de datos</text:p>
          </table:table-cell>
          <table:table-cell table:style-name="Tabla1.B4" office:value-type="string">
            <text:p text:style-name="P84">26/09/17</text:p>
          </table:table-cell>
          <table:table-cell table:style-name="Tabla1.C4" office:value-type="string">
            <text:p text:style-name="P81"><text:span text:style-name="T46">10</text:span>/11/17</text:p>
          </table:table-cell>
          <table:table-cell table:style-name="Tabla1.D4" office:value-type="string">
            <text:p text:style-name="P81"><text:span text:style-name="T39">1</text:span>4/11/17</text:p>
          </table:table-cell>
          <table:table-cell table:style-name="Tabla1.E4" office:value-type="string">
            <text:p text:style-name="P81">Cinthia Lima</text:p>
          </table:table-cell>
        </table:table-row>
        <table:table-row table:style-name="Tabla1.3">
          <table:table-cell table:style-name="Tabla1.A3" office:value-type="string">
            <text:p text:style-name="P71"><text:span text:style-name="T57">Refinamiento</text:span> <text:span text:style-name="T51">de </text:span>prototipos de interfaz</text:p>
            <text:p text:style-name="P57">(2do Prototipo)</text:p>
          </table:table-cell>
          <table:table-cell table:style-name="Tabla1.B9" office:value-type="string">
            <text:p text:style-name="P11">🗎</text:p>
          </table:table-cell>
          <table:table-cell table:style-name="Tabla1.C6" office:value-type="string">
            <text:p text:style-name="P85">1<text:span text:style-name="T50">7</text:span>/10/17</text:p>
          </table:table-cell>
          <table:table-cell table:style-name="Tabla1.D6" office:value-type="string">
            <text:p text:style-name="P81"><text:span text:style-name="T40">14</text:span>/11/17</text:p>
          </table:table-cell>
          <table:table-cell table:style-name="Tabla1.E6" office:value-type="string">
            <text:p text:style-name="P85">Cinthia Lima</text:p>
          </table:table-cell>
        </table:table-row>
        <table:table-row table:style-name="Tabla1.3">
          <table:table-cell table:style-name="Tabla1.A3" office:value-type="string">
            <text:p text:style-name="P56">Creación de prototipo con Ionic</text:p>
          </table:table-cell>
          <table:table-cell table:style-name="Tabla1.B9" office:value-type="string">
            <text:p text:style-name="P95">14/10/17</text:p>
          </table:table-cell>
          <table:table-cell table:style-name="Tabla1.C6" office:value-type="string">
            <text:p text:style-name="P95">17/10/17</text:p>
          </table:table-cell>
          <table:table-cell table:style-name="Tabla1.D6" office:value-type="string">
            <text:p text:style-name="P93">14/11/17</text:p>
          </table:table-cell>
          <table:table-cell table:style-name="Tabla1.E6" office:value-type="string">
            <text:p text:style-name="P94">Ariel Machini</text:p>
          </table:table-cell>
        </table:table-row>
        <table:table-row table:style-name="Tabla1.3">
          <table:table-cell table:style-name="Tabla1.A3" office:value-type="string">
            <text:p text:style-name="P25">Desarrollo del modelo de casos de uso</text:p>
          </table:table-cell>
          <table:table-cell table:style-name="Tabla1.B9" office:value-type="string">
            <text:p text:style-name="P86">26/09/17</text:p>
          </table:table-cell>
          <table:table-cell table:style-name="Tabla1.C7" office:value-type="string">
            <text:p text:style-name="P96">03/11/17</text:p>
          </table:table-cell>
          <table:table-cell table:style-name="Tabla1.D7" office:value-type="string">
            <text:p text:style-name="P81"><text:span text:style-name="T41">14</text:span>/11/17</text:p>
          </table:table-cell>
          <table:table-cell table:style-name="Tabla1.E7" office:value-type="string">
            <text:p text:style-name="P91">Cinthia Lima y Ariel Machini</text:p>
          </table:table-cell>
        </table:table-row>
        <table:table-row table:style-name="Tabla1.3">
          <table:table-cell table:style-name="Tabla1.A3" office:value-type="string">
            <text:p text:style-name="P58">Creación de la base de datos</text:p>
          </table:table-cell>
          <table:table-cell table:style-name="Tabla1.B8" office:value-type="string">
            <text:p text:style-name="P59"><text:span text:style-name="T52">12</text:span>/11/17</text:p>
          </table:table-cell>
          <table:table-cell table:style-name="Tabla1.B8" office:value-type="string">
            <text:p text:style-name="P62">12/09/17</text:p>
          </table:table-cell>
          <table:table-cell table:style-name="Tabla1.B8" office:value-type="string">
            <text:p text:style-name="P58">14/11/17</text:p>
          </table:table-cell>
          <table:table-cell table:style-name="Tabla1.E8" office:value-type="string">
            <text:p text:style-name="P58">Cinthia Lima</text:p>
          </table:table-cell>
        </table:table-row>
        <table:table-row table:style-name="Tabla1.3">
          <table:table-cell table:style-name="Tabla1.A3" office:value-type="string">
            <text:p text:style-name="P25">Desarrollo de especificación de casos de uso</text:p>
          </table:table-cell>
          <table:table-cell table:style-name="Tabla1.B9" office:value-type="string">
            <text:p text:style-name="P87">3/10/17</text:p>
          </table:table-cell>
          <table:table-cell table:style-name="Tabla1.C9" office:value-type="string">
            <text:p text:style-name="P31"><text:span text:style-name="T5">⏳</text:span><text:span text:style-name="T56">2</text:span></text:p>
          </table:table-cell>
          <table:table-cell table:style-name="Tabla1.D9" office:value-type="string">
            <text:p text:style-name="P81"><text:span text:style-name="T41">14</text:span>/11/17</text:p>
          </table:table-cell>
          <table:table-cell table:style-name="Tabla1.E9" office:value-type="string">
            <text:p text:style-name="P88">Cinthia Lima y Ariel Machini</text:p>
          </table:table-cell>
        </table:table-row>
        <table:table-row table:style-name="Tabla1.3">
          <table:table-cell table:style-name="Tabla1.A3" office:value-type="string">
            <text:p text:style-name="P25">Avance con el plan del proyecto</text:p>
          </table:table-cell>
          <table:table-cell table:style-name="Tabla1.B10" office:value-type="string">
            <text:p text:style-name="P11">🗎</text:p>
          </table:table-cell>
          <table:table-cell table:style-name="Tabla1.C10" office:value-type="string">
            <text:p text:style-name="P77"><text:span text:style-name="T59">1</text:span>4/11/17</text:p>
          </table:table-cell>
          <table:table-cell table:style-name="Tabla1.D10" office:value-type="string">
            <text:p text:style-name="P81"><text:span text:style-name="T39">1</text:span>4/11/17</text:p>
          </table:table-cell>
          <table:table-cell table:style-name="Tabla1.E10" office:value-type="string">
            <text:p text:style-name="P89">Cinthia Lima</text:p>
          </table:table-cell>
        </table:table-row>
        <table:table-row table:style-name="Tabla1.3">
          <table:table-cell table:style-name="Tabla1.A3" office:value-type="string">
            <text:p text:style-name="P25">Desarrollo del plan de pruebas</text:p>
          </table:table-cell>
          <table:table-cell table:style-name="Tabla1.B8" office:value-type="string">
            <text:p text:style-name="P42">5/11/17</text:p>
          </table:table-cell>
          <table:table-cell table:style-name="Tabla1.B8" office:value-type="string">
            <text:p text:style-name="P78">14/11/17</text:p>
          </table:table-cell>
          <table:table-cell table:style-name="Tabla1.B8" office:value-type="string">
            <text:p text:style-name="P41"><text:span text:style-name="T39">1</text:span>4/11/17</text:p>
          </table:table-cell>
          <table:table-cell table:style-name="Tabla1.E8" office:value-type="string">
            <text:p text:style-name="P45">Cinthia Lima</text:p>
          </table:table-cell>
        </table:table-row>
        <table:table-row table:style-name="Tabla1.3">
          <table:table-cell table:style-name="Tabla1.A3" office:value-type="string">
            <text:p text:style-name="P27">Diseño de casos de prueba</text:p>
          </table:table-cell>
          <table:table-cell table:style-name="Tabla1.B8" office:value-type="string">
            <text:p text:style-name="P29">10/11/17</text:p>
          </table:table-cell>
          <table:table-cell table:style-name="Tabla1.B8" office:value-type="string">
            <text:p text:style-name="P60">13/11/17</text:p>
          </table:table-cell>
          <table:table-cell table:style-name="Tabla1.B8" office:value-type="string">
            <text:p text:style-name="P43">14/11/17</text:p>
          </table:table-cell>
          <table:table-cell table:style-name="Tabla1.E8" office:value-type="string">
            <text:p text:style-name="P27">Cinthia Lima</text:p>
          </table:table-cell>
        </table:table-row>
        <table:table-row table:style-name="Tabla1.3">
          <table:table-cell table:style-name="Tabla1.A3" office:value-type="string">
            <text:p text:style-name="P60">Ejecución y evaluación de casos de prueba</text:p>
          </table:table-cell>
          <table:table-cell table:style-name="Tabla1.B8" office:value-type="string">
            <text:p text:style-name="P74">13/11/17</text:p>
          </table:table-cell>
          <table:table-cell table:style-name="Tabla1.B8" office:value-type="string">
            <text:p text:style-name="P20">⏳</text:p>
          </table:table-cell>
          <table:table-cell table:style-name="Tabla1.B8" office:value-type="string">
            <text:p text:style-name="P44">14/11/17</text:p>
          </table:table-cell>
          <table:table-cell table:style-name="Tabla1.E8" office:value-type="string">
            <text:p text:style-name="P75">Cinthia Lima</text:p>
          </table:table-cell>
        </table:table-row>
        <table:table-row table:style-name="Tabla1.3">
          <table:table-cell table:style-name="Tabla1.A3" office:value-type="string">
            <text:p text:style-name="P28">Realizar estimación con casos de uso</text:p>
          </table:table-cell>
          <table:table-cell table:style-name="Tabla1.B14" office:value-type="string">
            <text:p text:style-name="P85">10/10/17</text:p>
          </table:table-cell>
          <table:table-cell table:style-name="Tabla1.C14" office:value-type="string">
            <text:p text:style-name="P85">15/10/17</text:p>
          </table:table-cell>
          <table:table-cell table:style-name="Tabla1.D14" office:value-type="string">
            <text:p text:style-name="P81"><text:span text:style-name="T39">1</text:span>4/11/17</text:p>
          </table:table-cell>
          <table:table-cell table:style-name="Tabla1.E14" office:value-type="string">
            <text:p text:style-name="P85">Cinthia Lima y Ariel Machini</text:p>
          </table:table-cell>
        </table:table-row>
        <table:table-row table:style-name="Tabla1.3">
          <table:table-cell table:style-name="Tabla1.A3" office:value-type="string">
            <text:p text:style-name="P23">Completar <text:span text:style-name="T43">Estudio de factibilidad</text:span> con estimación</text:p>
          </table:table-cell>
          <table:table-cell table:style-name="Tabla1.B15" office:value-type="string">
            <text:p text:style-name="P12">🗎</text:p>
          </table:table-cell>
          <table:table-cell table:style-name="Tabla1.C15" office:value-type="string">
            <text:p text:style-name="P90">07/11/17</text:p>
          </table:table-cell>
          <table:table-cell table:style-name="Tabla1.D15" office:value-type="string">
            <text:p text:style-name="P81"><text:span text:style-name="T39">1</text:span>4/11/17</text:p>
          </table:table-cell>
          <table:table-cell table:style-name="Tabla1.E15" office:value-type="string">
            <text:p text:style-name="P91">Cinthia Lima</text:p>
          </table:table-cell>
        </table:table-row>
        <table:table-row table:style-name="Tabla1.3">
          <table:table-cell table:style-name="Tabla1.A3" office:value-type="string">
            <text:p text:style-name="P30">Desarrollo de:</text:p>
            <text:p text:style-name="P30">Plan de gestión de riesgos, Seguimiento de riesgos y Análisis de riesgos</text:p>
          </table:table-cell>
          <table:table-cell table:style-name="Tabla1.B16" office:value-type="string">
            <text:p text:style-name="P91">14/10/17</text:p>
          </table:table-cell>
          <table:table-cell table:style-name="Tabla1.C16" office:value-type="string">
            <text:p text:style-name="P91">16/10/17</text:p>
          </table:table-cell>
          <table:table-cell table:style-name="Tabla1.D16" office:value-type="string">
            <text:p text:style-name="P81"><text:span text:style-name="T39">1</text:span>4/11/17</text:p>
          </table:table-cell>
          <table:table-cell table:style-name="Tabla1.E16" office:value-type="string">
            <text:p text:style-name="P91">Cinthia Lima</text:p>
          </table:table-cell>
        </table:table-row>
        <table:table-row table:style-name="Tabla1.3">
          <table:table-cell table:style-name="Tabla1.A3" office:value-type="string">
            <text:p text:style-name="P32"><text:span text:style-name="T38">Estudio de</text:span> los lenguajes a utilizar durante el proyecto.</text:p>
          </table:table-cell>
          <table:table-cell table:style-name="Tabla1.B8" office:value-type="string">
            <text:p text:style-name="P40">3/11/17</text:p>
          </table:table-cell>
          <table:table-cell table:style-name="Tabla1.B8" office:value-type="string">
            <text:p text:style-name="P40">3/11/17</text:p>
          </table:table-cell>
          <table:table-cell table:style-name="Tabla1.B8" office:value-type="string">
            <text:p text:style-name="P41"><text:span text:style-name="T39">1</text:span>4/11/17</text:p>
          </table:table-cell>
          <table:table-cell table:style-name="Tabla1.E8" office:value-type="string">
            <text:p text:style-name="P30">Cinthia Lima y Ariel Machini</text:p>
          </table:table-cell>
        </table:table-row>
        <table:table-row table:style-name="Tabla1.3">
          <table:table-cell table:style-name="Tabla1.A3" office:value-type="string">
            <text:p text:style-name="P33">Estudiar posibilidad de utilizar GoogleForms</text:p>
          </table:table-cell>
          <table:table-cell table:style-name="Tabla1.B8" office:value-type="string">
            <text:p text:style-name="P41">-</text:p>
          </table:table-cell>
          <table:table-cell table:style-name="Tabla1.B8" office:value-type="string">
            <text:p text:style-name="P30"><text:span text:style-name="T53">27</text:span>/<text:span text:style-name="T53">10</text:span>/<text:span text:style-name="T53">17</text:span></text:p>
          </table:table-cell>
          <table:table-cell table:style-name="Tabla1.B8" office:value-type="string">
            <text:p text:style-name="P41"><text:span text:style-name="T39">1</text:span>4/11/17</text:p>
          </table:table-cell>
          <table:table-cell table:style-name="Tabla1.E8" office:value-type="string">
            <text:p text:style-name="P33">Ariel Machini</text:p>
          </table:table-cell>
        </table:table-row>
        <table:table-row table:style-name="Tabla1.3">
          <table:table-cell table:style-name="Tabla1.A3" office:value-type="string">
            <text:p text:style-name="P34">Generación de nuevo Análisis y seguimiento de riesgos</text:p>
          </table:table-cell>
          <table:table-cell table:style-name="Tabla1.B19" office:value-type="string">
            <text:p text:style-name="P65">13/11/17</text:p>
          </table:table-cell>
          <table:table-cell table:style-name="Tabla1.B19" office:value-type="string">
            <text:p text:style-name="P30"><text:span text:style-name="T58">14</text:span>/<text:span text:style-name="T58">11</text:span>/<text:span text:style-name="T58">17</text:span></text:p>
          </table:table-cell>
          <table:table-cell table:style-name="Tabla1.B19" office:value-type="string">
            <text:p text:style-name="P63">14/11/17</text:p>
          </table:table-cell>
          <table:table-cell table:style-name="Tabla1.E19" office:value-type="string">
            <text:p text:style-name="P64">Cinthia Lima y Ariel Machini</text:p>
          </table:table-cell>
        </table:table-row>
        <table:table-row table:style-name="Tabla1.3">
          <table:table-cell table:style-name="Tabla1.A3" office:value-type="string">
            <text:p text:style-name="P35">Implementación de <text:span text:style-name="T44">CU09: ABM de gestores de formularios (Web)</text:span></text:p>
          </table:table-cell>
          <table:table-cell table:style-name="Tabla1.B19" office:value-type="string">
            <text:p text:style-name="P46">03/11/17</text:p>
          </table:table-cell>
          <table:table-cell table:style-name="Tabla1.B19" office:value-type="string">
            <text:p text:style-name="P48">07/11/17</text:p>
          </table:table-cell>
          <table:table-cell table:style-name="Tabla1.B19" office:value-type="string">
            <text:p text:style-name="P37">14/11/<text:span text:style-name="T42">17</text:span></text:p>
          </table:table-cell>
          <table:table-cell table:style-name="Tabla1.E19" office:value-type="string">
            <text:p text:style-name="P35">Ariel Machini</text:p>
          </table:table-cell>
        </table:table-row>
        <table:table-row table:style-name="Tabla1.3">
          <table:table-cell table:style-name="Tabla1.A3" office:value-type="string">
            <text:p text:style-name="P36">Implementación de <text:span text:style-name="T45">CU15: Administración de contenido de formularios (Web)</text:span></text:p>
          </table:table-cell>
          <table:table-cell table:style-name="Tabla1.B8" office:value-type="string">
            <text:p text:style-name="P52">08/11/17</text:p>
          </table:table-cell>
          <table:table-cell table:style-name="Tabla1.B8" office:value-type="string">
            <text:p text:style-name="P19">⏳</text:p>
          </table:table-cell>
          <table:table-cell table:style-name="Tabla1.B8" office:value-type="string">
            <text:p text:style-name="P49">14/11/17</text:p>
          </table:table-cell>
          <table:table-cell table:style-name="Tabla1.E8" office:value-type="string">
            <text:p text:style-name="P46">Ariel Machin<text:span text:style-name="T49">i</text:span></text:p>
          </table:table-cell>
        </table:table-row>
        <table:table-row table:style-name="Tabla1.3">
          <table:table-cell table:style-name="Tabla1.A3" office:value-type="string">
            <text:p text:style-name="P38"><text:span text:style-name="T60">I</text:span>mplementación de <text:span text:style-name="T45">CU03: ABM de </text:span><text:soft-page-break/><text:span text:style-name="T45">formularios <text:s/>(Web)</text:span></text:p>
          </table:table-cell>
          <table:table-cell table:style-name="Tabla1.B8" office:value-type="string">
            <text:p text:style-name="P53">08/11/17</text:p>
          </table:table-cell>
          <table:table-cell table:style-name="Tabla1.B8" office:value-type="string">
            <text:p text:style-name="P21">⏳</text:p>
          </table:table-cell>
          <table:table-cell table:style-name="Tabla1.B8" office:value-type="string">
            <text:p text:style-name="P51">14/11/17</text:p>
          </table:table-cell>
          <table:table-cell table:style-name="Tabla1.E8" office:value-type="string">
            <text:p text:style-name="P47">Ariel Machin<text:span text:style-name="T49">i</text:span></text:p>
          </table:table-cell>
        </table:table-row>
        <table:table-row table:style-name="Tabla1.3">
          <table:table-cell table:style-name="Tabla1.A3" office:value-type="string">
            <text:p text:style-name="P54">Implementación de CU02: Rellenado y envió de formularios (Móvil)</text:p>
          </table:table-cell>
          <table:table-cell table:style-name="Tabla1.B8" office:value-type="string">
            <text:p text:style-name="P97">⭲</text:p>
          </table:table-cell>
          <table:table-cell table:style-name="Tabla1.B8" office:value-type="string">
            <text:p text:style-name="P22">⏳</text:p>
          </table:table-cell>
          <table:table-cell table:style-name="Tabla1.B8" office:value-type="string">
            <text:p text:style-name="P50">14/11/17</text:p>
          </table:table-cell>
          <table:table-cell table:style-name="Tabla1.E8" office:value-type="string">
            <text:p text:style-name="P66">Ariel Machini</text:p>
          </table:table-cell>
        </table:table-row>
        <table:table-row table:style-name="Tabla1.3">
          <table:table-cell table:style-name="Tabla1.A3" office:value-type="string">
            <text:p text:style-name="P72">Evalu<text:span text:style-name="T58">a</text:span>ción del presente Plan de iteración</text:p>
          </table:table-cell>
          <table:table-cell table:style-name="Tabla1.B8" office:value-type="string">
            <text:p text:style-name="P10">14/11/17</text:p>
          </table:table-cell>
          <table:table-cell table:style-name="Tabla1.B8" office:value-type="string">
            <text:p text:style-name="P79">14/11/17</text:p>
          </table:table-cell>
          <table:table-cell table:style-name="Tabla1.B8" office:value-type="string">
            <text:p text:style-name="P73">14/11/17</text:p>
          </table:table-cell>
          <table:table-cell table:style-name="Tabla1.E8" office:value-type="string">
            <text:p text:style-name="P76">Cinthia Lima</text:p>
          </table:table-cell>
        </table:table-row>
        <table:table-row table:style-name="Tabla1.3">
          <table:table-cell table:style-name="Tabla1.A3" table:number-columns-spanned="5" office:value-type="string">
            <text:p text:style-name="P67">Observaciones</text:p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68"><text:span text:style-name="T54">1</text:span><text:span text:style-name="T11"> </text:span><text:span text:style-name="T27">El símbolo ‘</text:span><text:span text:style-name="T18">🗎</text:span><text:span text:style-name="T27">’</text:span><text:span text:style-name="T21"> en la columna “Fecha de inicio”</text:span><text:span text:style-name="T13"> significa</text:span><text:span text:style-name="T14">n</text:span><text:span text:style-name="T13"> que el documento o módulo </text:span><text:span text:style-name="T15">al que se hace referencia en nombre de la tarea</text:span><text:span text:style-name="T13"> no fue creado en esta iteración </text:span><text:span text:style-name="T16">y solo esta siendo modificado o actualizado</text:span><text:span text:style-name="T13">.</text:span></text:p>
            <text:p text:style-name="P70"><text:span text:style-name="T54">2</text:span><text:span text:style-name="T13"> </text:span><text:span text:style-name="T12">El </text:span><text:span text:style-name="T20">símbolo</text:span><text:span text:style-name="T12"> ‘</text:span><text:span text:style-name="T17">⏳</text:span><text:span text:style-name="T12">’ en la columna “Fecha de finalización” significa que la tarea especificad</text:span><text:span text:style-name="T19">a</text:span><text:span text:style-name="T12"> no fue finalizada </text:span><text:span text:style-name="T25">por falta de tiempo</text:span><text:span text:style-name="T12">.</text:span></text:p>
            <text:p text:style-name="P69"><text:span text:style-name="T55">3</text:span><text:span text:style-name="T26"> </text:span><text:span text:style-name="T12">El </text:span><text:span text:style-name="T20">símbolo</text:span><text:span text:style-name="T12"> ‘</text:span><text:span text:style-name="T22">⭲</text:span><text:span text:style-name="T12">’ en la columna “Fecha de </text:span><text:span text:style-name="T19">inicio</text:span><text:span text:style-name="T12">” significa que la tarea especificad</text:span><text:span text:style-name="T19">a</text:span><text:span text:style-name="T12"> </text:span><text:span text:style-name="T23">no puedo se</text:span><text:span text:style-name="T24">r iniciada</text:span><text:span text:style-name="T12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05"/>
      <text:p text:style-name="P108">Re<text:span text:style-name="T7">cursos</text:span></text:p>
      <text:p text:style-name="P127">Humanos:</text:p>
      <text:list xml:id="list846651143" text:style-name="L2">
        <text:list-item>
          <text:p text:style-name="P147"><text:span text:style-name="T37">Dos</text:span> analistas:</text:p>
          <text:list>
            <text:list-item>
              <text:p text:style-name="P148">Lima, Cinthia.</text:p>
            </text:list-item>
            <text:list-item>
              <text:p text:style-name="P148">Machini, Ariel.</text:p>
            </text:list-item>
          </text:list>
        </text:list-item>
      </text:list>
      <text:p text:style-name="P124"/>
      <text:p text:style-name="P127">Ha<text:span text:style-name="T8">r</text:span>dware:</text:p>
      <text:list xml:id="list4219183207" text:style-name="L3">
        <text:list-item>
          <text:p text:style-name="P129">Notebook Lenovo Legion Y720.</text:p>
        </text:list-item>
        <text:list-item>
          <text:p text:style-name="P129">Notebook Banghó MAX G01.</text:p>
        </text:list-item>
      </text:list>
      <text:p text:style-name="P9"/>
      <text:p text:style-name="P8"><text:span text:style-name="T10">M</text:span><text:span text:style-name="T9">isceláneo:</text:span></text:p>
      <text:list xml:id="list371242545" text:style-name="L4">
        <text:list-item>
          <text:p text:style-name="P130"><text:span text:style-name="T34">Acceso a </text:span>Internet.</text:p>
        </text:list-item>
        <text:list-item>
          <text:p text:style-name="P131">Repositorio <text:span text:style-name="T34">(</text:span>en GitHub<text:span text:style-name="T34">)</text:span>.</text:p>
        </text:list-item>
      </text:list>
      <text:p text:style-name="P125"/>
      <text:p text:style-name="P112">Objetivos alcanzados</text:p>
      <text:p text:style-name="P117">De las 23 tareas definidas se pudieron ejecutar y terminar 18 con éxito:</text:p>
      <table:table table:name="Table1" table:style-name="Table1">
        <table:table-column table:style-name="Table1.A"/>
        <table:table-row>
          <table:table-cell table:style-name="Table1.A1" office:value-type="string">
            <text:list xml:id="list3169952793" text:style-name="L5">
              <text:list-item>
                <text:p text:style-name="P132">Desarrollo de prototipos de interfaz <text:span text:style-name="T50">(1er Prototipo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0234331045080" text:continue-numbering="true" text:style-name="L5">
              <text:list-item>
                <text:p text:style-name="P133">Refinamiento de la especificación de requerimiento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0234472276223" text:continue-numbering="true" text:style-name="L5">
              <text:list-item>
                <text:p text:style-name="P134">Desarrollo del modelo de dato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0234037390769" text:continue-numbering="true" text:style-name="L5">
              <text:list-item>
                <text:p text:style-name="P135"><text:span text:style-name="T57">Refinamiento</text:span> <text:span text:style-name="T51">de </text:span>prototipos de interfaz</text:p>
              </text:list-item>
              <text:list-item>
                <text:p text:style-name="P136">(2do Prototipo)</text:p>
              </text:list-item>
            </text:list>
          </table:table-cell>
        </table:table-row>
        <text:soft-page-break/>
        <table:table-row table:style-name="Table1.2">
          <table:table-cell table:style-name="Table1.A2" office:value-type="string">
            <text:list xml:id="list120235749495062" text:continue-numbering="true" text:style-name="L5">
              <text:list-item>
                <text:p text:style-name="P137">Creación de prototipo con Ionic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0234992875403" text:continue-numbering="true" text:style-name="L5">
              <text:list-item>
                <text:p text:style-name="P134">Desarrollo del modelo de casos de uso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0235631211249" text:continue-numbering="true" text:style-name="L5">
              <text:list-item>
                <text:p text:style-name="P138">Creación de la base de dato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0235083822712" text:continue-numbering="true" text:style-name="L5">
              <text:list-item>
                <text:p text:style-name="P134">Avance con el plan del proyecto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0234017275599" text:continue-numbering="true" text:style-name="L5">
              <text:list-item>
                <text:p text:style-name="P134">Desarrollo del plan de prueba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0235682292097" text:continue-numbering="true" text:style-name="L5">
              <text:list-item>
                <text:p text:style-name="P139">Diseño de casos de prueba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0234518412846" text:continue-numbering="true" text:style-name="L5">
              <text:list-item>
                <text:p text:style-name="P140">Realizar estimación con casos de uso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0234630613396" text:continue-numbering="true" text:style-name="L5">
              <text:list-item>
                <text:p text:style-name="P132">Completar <text:span text:style-name="T43">Estudio de factibilidad</text:span> con estimación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0233774563891" text:continue-numbering="true" text:style-name="L5">
              <text:list-item>
                <text:p text:style-name="P141">Desarrollo de:</text:p>
              </text:list-item>
              <text:list-item>
                <text:p text:style-name="P141">Plan de gestión de riesgos, Seguimiento de riesgos y Análisis de riesgo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0235613328243" text:continue-numbering="true" text:style-name="L5">
              <text:list-item>
                <text:p text:style-name="P142"><text:span text:style-name="T38">Estudio de</text:span> los lenguajes a utilizar durante el proyecto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0235353030146" text:continue-numbering="true" text:style-name="L5">
              <text:list-item>
                <text:p text:style-name="P143">Estudiar posibilidad de utilizar GoogleForm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0234191064397" text:continue-numbering="true" text:style-name="L5">
              <text:list-item>
                <text:p text:style-name="P144">Generación de nuevo Análisis y seguimiento de riesgo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0234979015219" text:continue-numbering="true" text:style-name="L5">
              <text:list-item>
                <text:p text:style-name="P145">Implementación de <text:span text:style-name="T44">CU09: ABM de gestores de formularios (Web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20234211967959" text:continue-numbering="true" text:style-name="L5">
              <text:list-item>
                <text:p text:style-name="P146">Evalu<text:span text:style-name="T58">a</text:span>ción del presente Plan de iteración</text:p>
              </text:list-item>
            </text:list>
          </table:table-cell>
        </table:table-row>
      </table:table>
      <text:list xml:id="list120234044984423" text:continue-numbering="true" text:style-name="L5">
        <text:list-header>
          <text:p text:style-name="P153"/>
        </text:list-header>
        <text:list-item>
          <text:p text:style-name="P153">Objetivos no alcanzados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6">Desarrollo de especificación de casos de uso</text:p>
          </table:table-cell>
        </table:table-row>
        <table:table-row table:style-name="Table4.1">
          <table:table-cell table:style-name="Table4.A2" office:value-type="string">
            <text:p text:style-name="P61">Ejecución y evaluación de casos de prueba</text:p>
          </table:table-cell>
        </table:table-row>
        <table:table-row table:style-name="Table4.1">
          <table:table-cell table:style-name="Table4.A2" office:value-type="string">
            <text:p text:style-name="P39">Implementación de <text:span text:style-name="T45">CU15: Administración de contenido de formularios (Web)</text:span></text:p>
          </table:table-cell>
        </table:table-row>
        <table:table-row table:style-name="Table4.1">
          <table:table-cell table:style-name="Table4.A2" office:value-type="string">
            <text:p text:style-name="P39"><text:span text:style-name="T60">I</text:span>mplementación de <text:span text:style-name="T45">CU03: ABM de formularios <text:s/>(Web)</text:span></text:p>
          </table:table-cell>
        </table:table-row>
        <table:table-row table:style-name="Table4.1">
          <table:table-cell table:style-name="Table4.A2" office:value-type="string">
            <text:p text:style-name="P55">Implementación de CU02: Rellenado y envió de formularios (Móvil)</text:p>
          </table:table-cell>
        </table:table-row>
      </table:table>
      <text:p text:style-name="P111"/>
      <text:p text:style-name="P111">Conclusión</text:p>
      <text:p text:style-name="P118">Esta iteración fue una de las más atareadas, y mejor organizada.</text:p>
      <text:p text:style-name="P118">Se puedo hacer un seguimiento correcto de las tareas que se estaban realizando. Se terminaron con 18 tareas de 25, de las cuales 5 faltantes, solo una no se comenzó a realizar.</text:p>
      <text:p text:style-name="P110">Estado del repositorio</text:p>
      <text:p text:style-name="P128"><text:soft-page-break/><text:span text:style-name="T5">Versión </text:span><text:span text:style-name="T29">inicial</text:span><text:span text:style-name="T5"> — </text:span><text:span text:style-name="T29">final</text:span><text:span text:style-name="T5">:</text:span> <text:span text:style-name="T37">24</text:span> — <text:span text:style-name="T61">151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ra" svg:font-family="Lora"/>
    <style:font-face style:name="FreeSans2" svg:font-family="FreeSans" style:font-family-generic="swiss"/>
    <style:font-face style:name="Lora1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1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1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1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1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MT1" style:family="text">
      <style:text-properties officeooo:rsid="005133ae"/>
    </style:style>
    <style:style style:name="MT2" style:family="text">
      <style:text-properties officeooo:rsid="00676e69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ITERACIÓN — </text:span>PÁGINA <text:page-number text:select-page="current">8</text:page-number><text:s/>DE <text:page-count>8</text:page-count></text:p>
      </style:header>
      <style:header-first>
        <text:p text:style-name="MP2"><text:span text:style-name="MT1">PLAN DE ITERACIÓN — </text:span>PÁGINA <text:page-number text:select-page="current">1</text:page-number><text:s/>DE <text:page-count>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9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1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8"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0-04-24T20:17:00</meta:creation-date>
    <dc:date>2020-05-03T12:02:33.605469208</dc:date>
    <meta:editing-duration>PT18H31M45S</meta:editing-duration>
    <meta:editing-cycles>216</meta:editing-cycles>
    <meta:generator>LibreOffice/6.0.7.3$Linux_X86_64 LibreOffice_project/00m0$Build-3</meta:generator>
    <dc:title>Plan de Iteración</dc:title>
    <dc:subject>Horizon</dc:subject>
    <dc:creator>Ariel Machini</dc:creator>
    <meta:document-statistic meta:table-count="5" meta:image-count="3" meta:object-count="0" meta:page-count="8" meta:paragraph-count="210" meta:word-count="899" meta:character-count="5479" meta:non-whitespace-character-count="4815"/>
  </office:meta>
</office:document-meta>
</file>